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color="#800000"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000000" fo:font-size="12pt" style:text-underline-style="none" fo:font-weight="normal" style:font-size-asian="10.5pt" style:font-weight-asian="normal" style:font-size-complex="12pt" style:font-weight-complex="normal"/>
    </style:style>
    <style:style style:name="P3" style:family="paragraph" style:parent-style-name="Standard">
      <style:text-properties fo:color="#000000"/>
    </style:style>
    <style:style style:name="P4" style:family="paragraph" style:parent-style-name="Standard">
      <style:paragraph-properties fo:text-align="center" style:justify-single-word="false"/>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text-properties fo:color="#000000" fo:font-weight="normal" style:font-weight-asian="normal" style:font-weight-complex="normal"/>
    </style:style>
    <style:style style:name="P6" style:family="paragraph" style:parent-style-name="Standard">
      <style:text-properties fo:color="#000000" style:text-underline-style="none" fo:font-weight="normal" style:font-weight-asian="normal" style:font-weight-complex="normal"/>
    </style:style>
    <style:style style:name="P7" style:family="paragraph" style:parent-style-name="Standard" style:list-style-name="L1">
      <style:text-properties fo:color="#000000" style:text-underline-style="none" fo:font-weight="normal" style:font-weight-asian="normal" style:font-weight-complex="normal"/>
    </style:style>
    <style:style style:name="P8" style:family="paragraph" style:parent-style-name="Standard">
      <style:text-properties fo:color="#000000" style:text-underline-style="solid" style:text-underline-width="auto" style:text-underline-color="font-color" fo:font-weight="bold" style:font-weight-asian="bold" style:font-weight-complex="bold"/>
    </style:style>
    <style:style style:name="P9" style:family="paragraph" style:parent-style-name="Standard">
      <style:text-properties fo:color="#000000" style:text-underline-style="solid" style:text-underline-width="auto" style:text-underline-color="font-color" fo:font-weight="normal" style:font-weight-asian="normal" style:font-weight-complex="normal"/>
    </style:style>
    <style:style style:name="P10" style:family="paragraph" style:parent-style-name="Standard">
      <style:text-properties fo:color="#000000" fo:language="grc" fo:country="GR"/>
    </style:style>
    <style:style style:name="P11" style:family="paragraph" style:parent-style-name="Standard">
      <style:text-properties fo:color="#000000" fo:language="grc" fo:country="GR" style:text-underline-style="none" fo:font-weight="normal" style:font-weight-asian="normal" style:font-weight-complex="normal"/>
    </style:style>
    <style:style style:name="P12" style:family="paragraph" style:parent-style-name="Standard">
      <style:text-properties fo:color="#000000" style:font-name="Times New Roman" fo:language="grc" fo:country="GR" style:text-underline-style="none" fo:font-weight="normal" style:font-weight-asian="normal" style:font-weight-complex="normal"/>
    </style:style>
    <style:style style:name="P13" style:family="paragraph" style:parent-style-name="Standard">
      <style:text-properties fo:color="#000000" style:font-name="Times New Roman" fo:language="grc" fo:country="GR" style:text-underline-style="solid" style:text-underline-width="auto" style:text-underline-color="font-color" fo:font-weight="normal" style:font-weight-asian="normal" style:font-weight-complex="normal"/>
    </style:style>
    <style:style style:name="P14" style:family="paragraph" style:parent-style-name="Standard">
      <style:text-properties fo:color="#000000" style:font-name="Times New Roman1" fo:language="grc" fo:country="GR"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language="grc" fo:country="GR"/>
    </style:style>
    <style:style style:name="T6" style:family="text">
      <style:text-properties style:font-name="Times New Roman1" style:text-underline-style="none" fo:font-weight="normal" style:font-weight-asian="normal" style:font-weight-complex="normal"/>
    </style:style>
    <style:style style:name="T7" style:family="text">
      <style:text-properties style:font-name="Times New Roman1" fo:language="grc" fo:country="GR"/>
    </style:style>
    <style:style style:name="T8" style:family="text">
      <style:text-properties style:font-name="Times New Roman" fo:language="grc" fo:country="GR"/>
    </style:style>
    <style:style style:name="T9" style:family="text">
      <style:text-properties style:font-name="Times New Roman" fo:language="grc" fo:country="GR" style:text-underline-style="none" fo:font-weight="normal" style:font-weight-asian="normal" style:font-weight-complex="normal"/>
    </style:style>
    <style:style style:name="T10" style:family="text">
      <style:text-properties style:font-name="Times New Roman" style:text-underline-style="none" fo:font-weight="normal" style:font-weight-asian="normal" style:font-weight-complex="normal"/>
    </style:style>
    <style:style style:name="T11" style:family="text">
      <style:text-properties fo:font-style="normal" style:text-underline-style="solid" style:text-underline-width="auto" style:text-underline-color="font-color"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ation Fonctionnelle</text:p>
      <text:p text:style-name="P4"/>
      <text:p text:style-name="P2">Eric Violard <text:a xlink:type="simple" xlink:href="mailto:violard@unistra.fr">violard@unistra.fr</text:a></text:p>
      <text:p text:style-name="P2"/>
      <text:p text:style-name="P2">Références bibliographiques :</text:p>
      <text:p text:style-name="P2">Functional Programming:Anthony J. Field, Peter G. Harrisson.</text:p>
      <text:p text:style-name="P3">Mise en œuvre des langages fonctionnels de programmation:Simon L. Peyton Jones</text:p>
      <text:p text:style-name="P3">Approche fonctionnelle de la programmation : Guy Cousiveau, Michel Mauny</text:p>
      <text:p text:style-name="P3"/>
      <text:p text:style-name="P3">Examen : fin décembre 2h</text:p>
      <text:p text:style-name="P3">Code caml + lambda-calcul</text:p>
      <text:p text:style-name="P3">lambda-calcul :</text:p>
      <text:p text:style-name="P3">redex et réduction</text:p>
      <text:p text:style-name="P3">tout environ jusqu'à AVERAGE.</text:p>
      <text:p text:style-name="P3"/>
      <text:p text:style-name="P3">I)Introduction :</text:p>
      <text:p text:style-name="P3">a)Modèle</text:p>
      <text:p text:style-name="P3"/>
      <text:p text:style-name="P3">Chacun des modes de programmation fondamentaux :</text:p>
      <text:p text:style-name="P3">-impératif</text:p>
      <text:p text:style-name="P3">-fonctionnel</text:p>
      <text:p text:style-name="P3">-logique</text:p>
      <text:p text:style-name="P3">est bati sur un modèle mathématique pour exprimer la relation entre données et résultats.</text:p>
      <text:p text:style-name="P3"/>
      <text:p text:style-name="P3">Mode logique(la relation est donnée par une formule logique)</text:p>
      <text:p text:style-name="P3"><text:tab/>programme = formule logique (connecteurs logiques)</text:p>
      <text:p text:style-name="P3"><text:tab/>ex : max(A,B,M):- A&gt;=B, M=A</text:p>
      <text:p text:style-name="P3"><text:tab/> <text:s text:c="6"/>max(A,B,M):- B&gt;=A, M=A</text:p>
      <text:p text:style-name="P3">l’exécution consiste en la construction de la preuve.</text:p>
      <text:p text:style-name="P3">Exemple d'exécution :</text:p>
      <text:p text:style-name="P3"><text:s/>|?- max(2,7,M)</text:p>
      <text:p text:style-name="P3">2&gt;=7 ? Fail</text:p>
      <text:p text:style-name="P3">7&gt;=2 ? </text:p>
      <text:p text:style-name="P3">M=7</text:p>
      <text:p text:style-name="P3">Yes</text:p>
      <text:p text:style-name="P3"/>
      <text:p text:style-name="P3">Mode fonctionnel(la relation est restreinte à une fonction)</text:p>
      <text:p text:style-name="P3"><text:tab/>programme=fonction(composition de fonctions)</text:p>
      <text:p text:style-name="P3"><text:tab/>ex : let max (a,b)=if(a&gt;=b) then a else b ;;</text:p>
      <text:p text:style-name="P3"><text:tab/>exécution = Application de fonction</text:p>
      <text:p text:style-name="P3"/>
      <text:p text:style-name="P3"/>
      <text:p text:style-name="P3">Mode impératif(atypique et plus complexe)</text:p>
      <text:p text:style-name="P3">On modélise des états mémoire</text:p>
      <text:p text:style-name="P3"><text:tab/>programme=fonction de transition d'un état mémoire initial vers un état mémoire <text:tab/><text:tab/><text:tab/> <text:s text:c="8"/>final(séquence d'affectations)</text:p>
      <text:p text:style-name="P3"/>
      <text:p text:style-name="P3">Tous ces modes de programmation ont un point commun, ils utilises des variables.</text:p>
      <text:p text:style-name="P3">Mais le sens du mot variable diffère.</text:p>
      <text:p text:style-name="P3"/>
      <text:p text:style-name="P3">En effet en programmation fonctionnelle et logique :</text:p>
      <text:p text:style-name="P3"><text:soft-page-break/>Une variable a le même sens qu'en mathématique. C'est à dire une inconnu dans une équation.</text:p>
      <text:p text:style-name="P3">Résoudre l'équation en donne une définition explicite.</text:p>
      <text:p text:style-name="P3"/>
      <text:p text:style-name="P3">En programmation impérative :</text:p>
      <text:p text:style-name="P3">Une variable est l'expression abstraite d'une adresse en mémoire. Une définition est aussi appelé affectation et signifie le rangement d'une valeur à cette adresse.</text:p>
      <text:p text:style-name="P3">Propriété de transparence référentielle :</text:p>
      <text:p text:style-name="P3">« Le résultat d'un programme ne change pas si on remplace une expression par une autre expression de valeur égal »</text:p>
      <text:p text:style-name="P3">vrai en programmation fonctionnelle et logique, faux en impératif(à l'origine de difficultés de programmation)</text:p>
      <text:p text:style-name="P3"/>
      <text:p text:style-name="P3">Un élément d'un langage est dit « impur » s'il contredit d'une manière ou d'une autre la propriété de transparence référentielle.</text:p>
      <text:p text:style-name="P3"/>
      <text:p text:style-name="P3">Quelques langages pour chacun des modes de programmation :</text:p>
      <text:p text:style-name="P3">Impérative : <text:s/>C, PASCAL, FORTRAN</text:p>
      <text:p text:style-name="P3">Fonctionnel : ML, HASKELL, MIRANDA, LISP)</text:p>
      <text:p text:style-name="P3">Logique : PROLOG</text:p>
      <text:p text:style-name="P3"/>
      <text:p text:style-name="P3">Langage support de ce cours : Objective CAML débarrassé de ses éléments impurs(comme l'affectation, variable au sens impératif, tableau, pointeur...).</text:p>
      <text:p text:style-name="P3">http//caml.inria.fr/ocaml</text:p>
      <text:p text:style-name="P3"/>
      <text:p text:style-name="P3">Comparaison de la programmation fonctionnelle avec la programmation impérative :</text:p>
      <text:p text:style-name="P3">Avantages :</text:p>
      <text:p text:style-name="P3">-puissance d'expression(concision,abstraction, types algébriques,...)</text:p>
      <text:p text:style-name="P3">-Facilité de programmation(interprète, contrôleur de type, gestion de mémoire géré par le compilateur).</text:p>
      <text:p text:style-name="P3"/>
      <text:p text:style-name="P3">Inconvénient :</text:p>
      <text:p text:style-name="P3">-Efficacité moindre du code exécutable ? Performances moyennes comparables.</text:p>
      <text:p text:style-name="P3"/>
      <text:p text:style-name="P3">b)Programmer avec des fonctions.</text:p>
      <text:p text:style-name="P3"/>
      <text:p text:style-name="P3">En mathématique, une fonction f fait correspondre à chaque élément d'un ensemble A appelé <text:span text:style-name="T1">domaine de la fonction</text:span> d'un autre ensemble B <text:span text:style-name="T1">appelé codomaine de la fonction</text:span><text:span text:style-name="T2"> et on le note :</text:span></text:p>
      <text:p text:style-name="P5">f : A → B.</text:p>
      <text:p text:style-name="P5"/>
      <text:p text:style-name="P5">Exécuter un programme en CAML :</text:p>
      <text:p text:style-name="P5">-avec l'interpréteur</text:p>
      <text:p text:style-name="P5">-avec le compilateur</text:p>
      <text:p text:style-name="P5"/>
      <text:p text:style-name="P5">suivant.ml :</text:p>
      <text:p text:style-name="P5"/>
      <text:p text:style-name="P5">(* programme suivant *)</text:p>
      <text:p text:style-name="P5">let f x=x+1 ;;</text:p>
      <text:p text:style-name="P5">print_int(f (read_int())) ;;</text:p>
      <text:p text:style-name="P5"/>
      <text:p text:style-name="P5">dans le terminal :</text:p>
      <text:p text:style-name="P5">ocamlc suivant.ml</text:p>
      <text:p text:style-name="P5">./a.out</text:p>
      <text:p text:style-name="P5"><text:soft-page-break/></text:p>
      <text:p text:style-name="P5">Il est nécéssaire de réaliser les E/S, pour cela on utilise des fonctions prédifinies comme read_int/print_int (elles existent pour chacun des types de base).</text:p>
      <text:p text:style-name="P5"/>
      <text:p text:style-name="P5"/>
      <text:p text:style-name="P5"/>
      <text:p text:style-name="P5">Une fonction complexe peut être définie comme une composition de fonctions plus simples.</text:p>
      <text:p text:style-name="P5"/>
      <text:p text:style-name="P5">Exemple : La fonction à un triplet de nombres associe le plus grand des 3</text:p>
      <text:p text:style-name="P5"/>
      <text:p text:style-name="P5">let max3 (a,b,c)=max2(a, max2(b,c)) ;;</text:p>
      <text:p text:style-name="P5"/>
      <text:p text:style-name="P5">Le domaine de cette fonction est l'ensemble des triplets de nombre : on doit voir cette fonction comme ayant un seul argument qui est un triplet. On utilise 3 paramètres formels a,b,c pour désigner un tel triplet.</text:p>
      <text:p text:style-name="P5"/>
      <text:p text:style-name="P5">On aurait pu utiliser un seul paramètres x :</text:p>
      <text:p text:style-name="P5">let max3 x= …</text:p>
      <text:p text:style-name="P5">Mais la définition aurait été plus complexe, car on aurait eu besoin d'extraire ou « filtrer » les 3 nombres du triplet.</text:p>
      <text:p text:style-name="P5"/>
      <text:p text:style-name="P5">NB : Ce mode de programmation supporte une démarche déductive pour construire un programme.</text:p>
      <text:p text:style-name="P5"/>
      <text:p text:style-name="P5">Quelques facilités en OCAML :</text:p>
      <text:p text:style-name="P5">-fonctions anonymes :</text:p>
      <text:p text:style-name="P5">En mathématique, on peut utiliser une fonction sans pour autant la nommer(ex : la fonction qui a tout x associe 2x+1)</text:p>
      <text:p text:style-name="P3"><text:span text:style-name="T2">en CAML on peut le faire en utilisant le mot clé </text:span><text:span text:style-name="T1">function</text:span><text:span text:style-name="T2">.</text:span></text:p>
      <text:p text:style-name="P5">Function x → 2*x+1 ;;</text:p>
      <text:p text:style-name="P5">-:int → int =&lt;fun&gt;</text:p>
      <text:p text:style-name="P5">(function x → 2*x+1) (1) ;;</text:p>
      <text:p text:style-name="P5">-:int = 3 </text:p>
      <text:p text:style-name="P5"/>
      <text:p text:style-name="P5">-définition temporaire :</text:p>
      <text:p text:style-name="P5">En mathématique, on introduit parfois une variable parfois une variable pour simplifier l'expression du résultat.</text:p>
      <text:p text:style-name="P5">=&gt; let in.</text:p>
      <text:p text:style-name="P5">Let v=B in E &lt;=&gt;(function v-&gt; E) B ;;</text:p>
      <text:p text:style-name="P5"/>
      <text:p text:style-name="P5">Exercice : calculer la longeur d'un segment AB <text:s/>du plan.</text:p>
      <text:p text:style-name="P5"/>
      <text:p text:style-name="P5">Let longueur (p1,p2) = let M = (abscisse p2, ordonnee p1) in pythagore(base (p1, M), hauteur (p2, M))</text:p>
      <text:p text:style-name="P5">let pythagore (a,b)= sqrt( a*.a +. b*.b) ;;</text:p>
      <text:p text:style-name="P5">let base (p1,p2) = abscisse p2 – p1 ;;</text:p>
      <text:p text:style-name="P5">let hauteur (p1,p2) = ordonnee p2 – ordonnee p1 ;;</text:p>
      <text:p text:style-name="P5">let abscisse (x,y) = x ;;</text:p>
      <text:p text:style-name="P5">let ordonne (x,y) = y ;;</text:p>
      <text:p text:style-name="P5"/>
      <text:p text:style-name="P5"/>
      <text:p text:style-name="P5"><text:span text:style-name="T3">II)Récursivité</text:span> </text:p>
      <text:p text:style-name="P6">Exemple : définir une fonction qui calcule la somme des n premiers entiers.</text:p>
      <text:p text:style-name="P6"><text:soft-page-break/>En remarquant que cette somme peut être définie à partir de la somme des n-1 premiers entiers, et en opérant une décomposition par cas. Nous avons :</text:p>
      <text:p text:style-name="P6">somme(0)=0</text:p>
      <text:p text:style-name="P6">somme(n)=somme(n-1)+n, <text:s text:c="3"/>n&gt;0</text:p>
      <text:p text:style-name="P6"/>
      <text:p text:style-name="P6"/>
      <text:p text:style-name="P6">Cette définition a ceci de remarquable qu'elle fait appelle à la fonction qu'elle définie(on parle de récursion).somme(n-1) est un « appel récursif ».</text:p>
      <text:p text:style-name="P6"/>
      <text:p text:style-name="P6">NB : Dans cette définition, préciser somme(0)=0 est fondamental, sans cela, la fonction ne serait pas définit.</text:p>
      <text:p text:style-name="P6">Le cas n=0 est appelé le « cas de base ».</text:p>
      <text:p text:style-name="P6"/>
      <text:p text:style-name="P6">En OCAML, une telle définition est possible en utilisant le mot clé « rec ».</text:p>
      <text:p text:style-name="P6">let rec somme n=if(n=0) then 0</text:p>
      <text:p text:style-name="P6"><text:tab/><text:tab/><text:tab/>else somme(n-1)+n ;;</text:p>
      <text:p text:style-name="P6"/>
      <text:p text:style-name="P6">Inventer une définition récursive pour résoudre un problème donné, consiste typiquement à :</text:p>
      <text:p text:style-name="P6">-identifier les sous-problème de même nature et taille inférieure.</text:p>
      <text:p text:style-name="P6">-Supposer résolu ces sous-problèmes par autant d'appels récursifs.</text:p>
      <text:p text:style-name="P6">-montrer comment résoudre le problème entier en combinant les solutions partielles.</text:p>
      <text:p text:style-name="P6"/>
      <text:p text:style-name="P6">Programmer c'est donc prouver.</text:p>
      <text:p text:style-name="P6"/>
      <text:p text:style-name="P6">Définition récursive et terminaison :</text:p>
      <text:p text:style-name="P6">Les logiciens Gödil et Turing ont démontré dans les années 30 qu'il est impossible de trouver un programme sachant tester si une fonction récursive termine son calcul. Autrement dit, l'arrêt du calcul est indécidable.</text:p>
      <text:p text:style-name="P6"/>
      <text:p text:style-name="P6">Terminaison et domaine :</text:p>
      <text:p text:style-name="P6">Une fonction ne doit pas être appliquée sur une valeur qui n'appartient pas à sont domaine (dans le cas contraire, la fonction donne un résultat indéterminé, ne se termine pas).</text:p>
      <text:p text:style-name="P6"/>
      <text:p text:style-name="P6">Ne pas confondre le domaine et le type de l'argument d'une fonction.</text:p>
      <text:p text:style-name="P6">Exemple : le domaine de la fonction somme est N. Le type de l'argument est in qui représent Z. On dit que somme est totale sur N, et partielle sur Z.</text:p>
      <text:p text:style-name="P6"/>
      <text:p text:style-name="P6">Nous verrons d'autres définitions récursives dans la suite du cours. C'est une construction largement employée en programmation fonctionnelle.</text:p>
      <text:p text:style-name="P6">La récursivité conduit à des programmes élégant et concis. Mais sa puissance deviendra plus apparente lorsque nous considérerons des fonctions sur des types structurés.</text:p>
      <text:p text:style-name="P6"/>
      <text:p text:style-name="P6"/>
      <text:p text:style-name="P8">III)Types</text:p>
      <text:p text:style-name="P6"/>
      <text:p text:style-name="P6">En comparaison des langages impératifs, les langages fonctionnels offrent une vue plus abstraite des types.</text:p>
      <text:p text:style-name="P6">En programmation impérative, le type est directement lié à la représentation des données en mémoire. En programmation fonctionnelle, le type est déduit des opérations qui s'appliquent sur les variables.</text:p>
      <text:p text:style-name="P6">Ocaml est un langage fonctionnel « fortement typé ». Toute expression du langage admet un type. Ce type est déduit avant exécution (statiquement).</text:p>
      <text:p text:style-name="P6"><text:soft-page-break/></text:p>
      <text:p text:style-name="P6">D'autre langages fonctionnels plus anciens comme le LISP, le premier des langages fonctionnels, sont seulement « faiblement typés ».</text:p>
      <text:p text:style-name="P6">Le type est déterminé au moment de l’exécution(dynamiquement).</text:p>
      <text:p text:style-name="P6">Cette approche ancienne ne permet au programmeurs qu'une utilisation limitée de types.</text:p>
      <text:p text:style-name="P6"/>
      <text:p text:style-name="P6">L'approches des langages fonctionnels récent inclut les notions de constructeurs, de calcul ou d'inférence de type, définissant une véritable « théorie des types » et un procédé de programmation par filtrage.</text:p>
      <text:p text:style-name="P6"/>
      <text:p text:style-name="P6">En OCAML, les types sont contruits à partir des types de base (int,bool,float,string,char) en utilisant des constructeurs de type.Il y a 2 constructeurs de types prédéfinies :</text:p>
      <text:list xml:id="list1886895860" text:style-name="L1">
        <text:list-item>
          <text:p text:style-name="P7">« * » produit cartésien</text:p>
        </text:list-item>
        <text:list-item>
          <text:p text:style-name="P7"><text:s/>« → » type des fonctions</text:p>
        </text:list-item>
      </text:list>
      <text:p text:style-name="P6"/>
      <text:p text:style-name="P6">Il faut savoir que * est prioritaire sur →, que * n'est pas associatif, → est associatif à droite.</text:p>
      <text:p text:style-name="P6"/>
      <text:p text:style-name="P6"/>
      <text:p text:style-name="P6"/>
      <text:p text:style-name="P6">Fonction d'ordre supérieur et fonctionnelle.</text:p>
      <text:p text:style-name="P6">Dans les langages fonctionnels fortement typés comme OCAML, il n'y a aucune restriction quant à l'utilisation des fonctions :</text:p>
      <text:p text:style-name="P6">Ce sont des valeurs comme les autres. Donc elles peuvent être :</text:p>
      <text:p text:style-name="P6">-résultat d'une fonction (on parle de fonction d'ordre supérieur)</text:p>
      <text:p text:style-name="P6">-l'argument d'une fonction (On parle de fonctionnelle).</text:p>
      <text:p text:style-name="P6"/>
      <text:p text:style-name="P6">Application partielle : il est légal d'appliquer une fonction sur un seul argument (alors qu'elle en a besoin de plus). On a alors une fonction comme résultat.</text:p>
      <text:p text:style-name="P6"/>
      <text:p text:style-name="P6">Définitions équivalentes de fonctions :</text:p>
      <text:p text:style-name="P6">let f = function a → function b → a+b ;;</text:p>
      <text:p text:style-name="P6">let f a= function b → a+b ;;</text:p>
      <text:p text:style-name="P6">let f a b = a+b ;;</text:p>
      <text:p text:style-name="P6">On dit que f est une fonction à deux arguments.</text:p>
      <text:p text:style-name="P6"/>
      <text:p text:style-name="P6">En résumé :</text:p>
      <text:p text:style-name="P6">-Une fonction à n (n&gt;=2) arguments est une fonctions qui lorsqu'on l'appliques à un argument, retourne une fonction à n-1 argument.</text:p>
      <text:p text:style-name="P6">-L'application f x y z …, est en réalité une chaine d'application (((f(x)) (y)) (z))...</text:p>
      <text:p text:style-name="P6">-« Application partielle » : applique une fonction à n arguments (n&gt;=2) sur moins de n arguments.</text:p>
      <text:p text:style-name="P6"/>
      <text:p text:style-name="P6">La fonction addition suivant :</text:p>
      <text:p text:style-name="P6">let addition (a,b) = a+b ;;</text:p>
      <text:p text:style-name="P6">est différente de la fonction add :</text:p>
      <text:p text:style-name="P6">let add a b = a+b ;;</text:p>
      <text:p text:style-name="P6"/>
      <text:p text:style-name="P6">On dit que la deuxième version est la forme curryfiée de la première (du nom du mathématicien Haskell CURRY).</text:p>
      <text:p text:style-name="P6"/>
      <text:p text:style-name="P6">La forme curryfiée présente l'intérêt de permettre l'application partielle.</text:p>
      <text:p text:style-name="P6"/>
      <text:p text:style-name="P6">NB: En OCAML, les opérateurs prédéfinies +,* avec notations infixée peuvent être utilisés comme <text:soft-page-break/>des fonctions d'ordres supérieurs en les notant entre parenthèses.</text:p>
      <text:p text:style-name="P6"/>
      <text:p text:style-name="P6">Exemple : (+) ;;</text:p>
      <text:p text:style-name="P6">-:int → int → <text:s/>int = &lt;fun&gt;</text:p>
      <text:p text:style-name="P6">let suivant = (+) 1 ;;</text:p>
      <text:p text:style-name="P6">Pour *, il faut laisser une espace apres « ( » car sinon ça devient un commentaires.</text:p>
      <text:p text:style-name="P6">Exercice : définir une fonctionnelle curry qui curryfie une fonction qui prend un couple en argument.</text:p>
      <text:p text:style-name="P6"/>
      <text:p text:style-name="P6">Let curry f = function x → function y → f (x,y) ;;</text:p>
      <text:p text:style-name="P6"/>
      <text:p text:style-name="P6">let uncurry f = function (x,y) → f x y ;;</text:p>
      <text:p text:style-name="P6"/>
      <text:p text:style-name="P6">Polymorphisme :</text:p>
      <text:p text:style-name="P6"/>
      <text:p text:style-name="P6">Etymologiquement, le mot polymorphisme provient du grec « poly » plusieur et « morphe » forme.</text:p>
      <text:p text:style-name="P6">Signifie qui peut prendre plusieurs formes.</text:p>
      <text:p text:style-name="P6"/>
      <text:p text:style-name="P6">Il s'agit de valeurs ou de fonctions qui peuvent servir sans modifications dans des contextes différents.</text:p>
      <text:p text:style-name="P6"/>
      <text:p text:style-name="P6">Le polymorphisme nécessite l'introduction d'une notion de type pour signifier plusieurs types possibles.</text:p>
      <text:p text:style-name="P6">En OCAML, on utilise des variables de types :</text:p>
      <text:p text:style-name="P6">une variable de type identifie un type quelconque parmi tous les types possibles.</text:p>
      <text:p text:style-name="P6">Les variables de types sont notés : 'a, 'b, 'c ….</text:p>
      <text:p text:style-name="P6"/>
      <text:p text:style-name="P6">Remarque : Le polymorphisme en OCAML est paramétrique :</text:p>
      <text:p text:style-name="P6">Il fonctionne en tout ou rien. Une variable de type est un paramètre qui remplace un type quelconque et non pas un certain nombre de type. Il n'est pas possible en ocaml de définir un type qui appartiendrait à un sous-ensemble fini de type. Par exemple un type qui serait soit char, soit string(polymorphisme d'induction et sous-typage).</text:p>
      <text:p text:style-name="P6"/>
      <text:p text:style-name="P9">Types structurés(ou algébriques).</text:p>
      <text:p text:style-name="P6">C'est ainsi que l'on nomme les types que le programmaeur peut définir au moyen de constructeurs notamment dans les langages fonctionnels purs tels que ML,HASKELL ou MIRANDA</text:p>
      <text:p text:style-name="P6"/>
      <text:p text:style-name="P6">-La liste :</text:p>
      <text:p text:style-name="P6">contrairement aux tuples, tout les éléments d'une liste sont du même type et la longueur d'une liste n'est pas déterminée par son type.</text:p>
      <text:p text:style-name="P6"/>
      <text:p text:style-name="P6">Les listes peuvent être définies algébriquement par 2 constructeurs :</text:p>
      <text:p text:style-name="P6">Nil : liste vide</text:p>
      <text:p text:style-name="P6">Cons (x,l) : construit une liste en ajoutant x à la liste l.</text:p>
      <text:p text:style-name="P6"/>
      <text:p text:style-name="P6">Cette façon de définir les listes est très proche d'une spécification algébrique, où on définit des constructeurs, des opérations externes, et l'effet de ces opérations externe sur les constructeurs via équations ou axiomes.</text:p>
      <text:p text:style-name="P6"/>
      <text:p text:style-name="P6"/>
      <text:p text:style-name="P6">-En OCAML, le programmeur peut définir ces constructeurs dans une définition de type :</text:p>
      <text:p text:style-name="P6">ex :</text:p>
      <text:p text:style-name="P6"><text:soft-page-break/>type int_list=</text:p>
      <text:p text:style-name="P6"><text:tab/>Nil</text:p>
      <text:p text:style-name="P6"><text:tab/>|Cons of int*int_list ;;</text:p>
      <text:p text:style-name="P6"/>
      <text:p text:style-name="P6">NB : En OCAML, les noms de type (ici int_list) comment toujours par une minuscules tandis que les noms de constructeurs (ici Nil et Cons) commencent obligatoirement par une majuscule.</text:p>
      <text:p text:style-name="P6">Ces constructeurs fournissent une notation pour les valeurs du type :</text:p>
      <text:p text:style-name="P6">Notation pour liste vide :</text:p>
      <text:p text:style-name="P6">Nil ;;</text:p>
      <text:p text:style-name="P6">-:int_list = Nil</text:p>
      <text:p text:style-name="P6"/>
      <text:p text:style-name="P6">Notation pour la liste 1,2,3 :</text:p>
      <text:p text:style-name="P6">Cons(1,Cons(2,Cons(3,Nil))) ;;</text:p>
      <text:p text:style-name="P6"/>
      <text:p text:style-name="P6">On peut aussi définir des liste polymorphe :</text:p>
      <text:p text:style-name="P6"/>
      <text:p text:style-name="P6">type 'a list = Nil | Cons of 'a * 'a list ;;</text:p>
      <text:p text:style-name="P6"/>
      <text:p text:style-name="P6">On dispose ainsi d'un nouveau constructeur de type :</text:p>
      <text:p text:style-name="P6">Etant donné un type t, la notation t list est celle du type des listes dont les élément sont de type t.</text:p>
      <text:p text:style-name="P6"/>
      <text:p text:style-name="P6">La forme générale d'une définition de type en OCAML est :</text:p>
      <text:p text:style-name="P6">type (v1,v2,...vn) nom =</text:p>
      <text:p text:style-name="P6">C1 of <text:s/>t11 * t12 * … t1n1</text:p>
      <text:p text:style-name="P6">|C2 of ….</text:p>
      <text:p text:style-name="P6">…</text:p>
      <text:p text:style-name="P6">|Cn of tn1 * tn2 * tn3... tnm ;;</text:p>
      <text:p text:style-name="P6"/>
      <text:p text:style-name="P6">içi v1,v2 … sont des variables de types</text:p>
      <text:p text:style-name="P6"/>
      <text:p text:style-name="P6">tij sont une expression de type construite à partir de noms de type déjà définis et de variables v1,v2...</text:p>
      <text:p text:style-name="P6"/>
      <text:p text:style-name="P6">Ci est un constructeur d'arité.</text:p>
      <text:p text:style-name="P6"/>
      <text:p text:style-name="P6">Cas particuliers :</text:p>
      <text:p text:style-name="P6">-type énuméré</text:p>
      <text:p text:style-name="P6">type couleur = Coeur | Trefle | Pique | Carreau ;;</text:p>
      <text:p text:style-name="P6"/>
      <text:p text:style-name="P6">-type somme (union disjointe de domaines)</text:p>
      <text:p text:style-name="P6">type réel = Rationnel of int*int |Irrationnel of float ;;</text:p>
      <text:p text:style-name="P6">ex : Rationnel(2,3) ;;</text:p>
      <text:p text:style-name="P6">ex : les solutions d'une équation du second degré peuvent être 2 racine réels, une seul réel, 2 racines complexes</text:p>
      <text:p text:style-name="P6">type solutions = Reelles of float*float |Double of float | Complexes of (float*float)*(float*float) ;;</text:p>
      <text:p text:style-name="P6"/>
      <text:p text:style-name="P6">Exemple : une carte à jouer peut être un as, un roi une reine un valet ou une carte basse :</text:p>
      <text:p text:style-name="P6">type carte =</text:p>
      <text:p text:style-name="P6">As of couleur</text:p>
      <text:p text:style-name="P6">|Roi of couleur</text:p>
      <text:p text:style-name="P6">|Reine of couleur</text:p>
      <text:p text:style-name="P6">|Valet of couleur</text:p>
      <text:p text:style-name="P6"><text:soft-page-break/>|Basse of (int*couleur) ;;</text:p>
      <text:p text:style-name="P6"/>
      <text:p text:style-name="P6">As Coeur ;;</text:p>
      <text:p text:style-name="P6">-:carte = As Coeur</text:p>
      <text:p text:style-name="P6">Basse (10, Trefle) ;;</text:p>
      <text:p text:style-name="P6">-:carte=Basse (10, Trefle)</text:p>
      <text:p text:style-name="P6">-Autre exemple classique de type structurées :</text:p>
      <text:p text:style-name="P6">le type t arbre des arbres binaires polymorphe avec valeurs aux feuilles.</text:p>
      <text:p text:style-name="P6"/>
      <text:p text:style-name="P6">Type 'a arbre =</text:p>
      <text:p text:style-name="P6">Feuille of 'a</text:p>
      <text:p text:style-name="P6">| Branche of <text:s/>'a arbre * 'a arbre ;;</text:p>
      <text:p text:style-name="P6"/>
      <text:p text:style-name="P6">Fonctions sur des types structures et filtrage :</text:p>
      <text:p text:style-name="P6">ex : longueur d'une liste</text:p>
      <text:p text:style-name="P6"/>
      <text:p text:style-name="P6">→ Puisque les listes sont construites en utilisant 2 constructeurs, elles peuvent donc prendre 2 formes (on dit aussi motifs) possible :</text:p>
      <text:p text:style-name="P6">-Nil et dans ce cs c'est 0</text:p>
      <text:p text:style-name="P6">-Cons(t,r) et donc le résultat est 1+ la longeueur de la liste r.</text:p>
      <text:p text:style-name="P6"/>
      <text:p text:style-name="P6">Ceci introduit naturellement une décomposition par cas selon les formes possibles.</text:p>
      <text:p text:style-name="P6"/>
      <text:p text:style-name="P6">En OCAML, une construction syntaxique permet à la fois d'opérer la décomposition par cas et le filtrage :</text:p>
      <text:p text:style-name="P6"/>
      <text:p text:style-name="P6">let rec longeueur l ⁼ match l with</text:p>
      <text:p text:style-name="P6"><text:tab/>Nil → 0</text:p>
      <text:p text:style-name="P6"><text:tab/>|Cons(t,r) → 1+longueur r ;;</text:p>
      <text:p text:style-name="P6"/>
      <text:p text:style-name="P6">Un motif est :</text:p>
      <text:p text:style-name="P6">-soit un variable v</text:p>
      <text:p text:style-name="P6">-soit de la forme C(p1,p2...,pn) ou C est un constructeur d'arité r et p1,p2....pn sont des motifs.</text:p>
      <text:p text:style-name="P6"/>
      <text:p text:style-name="P6">Toutes les variables d'un motif doivent être distinctes :</text:p>
      <text:p text:style-name="P6">Cons(x,Cons(y,Nil)) est un motif valide</text:p>
      <text:p text:style-name="P6">Cons(x,Cons(x,Nil)) n'est pas valide</text:p>
      <text:p text:style-name="P6"/>
      <text:p text:style-name="P6">→ Si on veut voir si les deux élément sont egaux, il faut prendre la version avec x et y et faire une condition dessus.</text:p>
      <text:p text:style-name="P6"/>
      <text:p text:style-name="P6">Concaténation en caml : @</text:p>
      <text:p text:style-name="P6"/>
      <text:p text:style-name="P6">On observe que le filtrage est un procédé de programmation puissant qui permet :</text:p>
      <text:p text:style-name="P6">-d'introduire une décomposition par cas selons les formes possibles d'une valeur d'un type structuré.</text:p>
      <text:p text:style-name="P6">-d'éxtraire les parties (champs) de la structures.</text:p>
      <text:p text:style-name="P6"/>
      <text:p text:style-name="P6">Illustration sur un autre exemple classique : le tri d'une liste, en ordre croissant :</text:p>
      <text:p text:style-name="P6">2 cas :</text:p>
      <text:p text:style-name="P6">-[] → []</text:p>
      <text:p text:style-name="P6">-T::R → insère t (tri r) //on suppose r triée, il suffit d'insérer t en bonne place dans cette liste</text:p>
      <text:p text:style-name="P6"/>
      <text:p text:style-name="P6"><text:soft-page-break/>let rec tri l = match l with</text:p>
      <text:p text:style-name="P6">[] → []</text:p>
      <text:p text:style-name="P6">|t::r → insère t (tri r)</text:p>
      <text:p text:style-name="P6"/>
      <text:p text:style-name="P6"/>
      <text:p text:style-name="P6"/>
      <text:p text:style-name="P6">let insère a l) match l with</text:p>
      <text:p text:style-name="P6">[] → [a] ;</text:p>
      <text:p text:style-name="P6">|t::r → if a&lt;=t then a::t::r</text:p>
      <text:p text:style-name="P6"><text:tab/><text:tab/>else t::(insère a r) ;;</text:p>
      <text:p text:style-name="P6"/>
      <text:p text:style-name="P6">Un autre petit exemple : le nombre de feuilles d'un arbre binaire polymorphe.</text:p>
      <text:p text:style-name="P6"/>
      <text:p text:style-name="P6">Let nb_feuilles a ⁼ match a with</text:p>
      <text:p text:style-name="P6"><text:tab/><text:tab/>Feuille x → 1</text:p>
      <text:p text:style-name="P6"><text:tab/><text:tab/>|Branche (q,d) → (nb_feuilles g) + (nb_feuilles d) ;;</text:p>
      <text:p text:style-name="P6"/>
      <text:p text:style-name="P9">Inférence de type :</text:p>
      <text:p text:style-name="P6"/>
      <text:p text:style-name="P6">L'interpréteur OCAML déduit automatiquement le type de tout expression du langage. Pour ce faire, il utilise des axiomes, un pour chaque notation de valeur d'un type de base, et des règles d'inférence, une pour chaque construction syntaxique du langage.</text:p>
      <text:p text:style-name="P6"/>
      <text:p text:style-name="P6">Exemples :</text:p>
      <text:p text:style-name="P6">-L'axiome du symbole ø</text:p>
      <text:p text:style-name="P6">« ø : int »</text:p>
      <text:p text:style-name="P6">-la règle de la conditionnelle</text:p>
      <text:p text:style-name="P6">« if C then E1 else E2</text:p>
      <text:p text:style-name="P6">ssi C : bool, E1:t E2:t ».</text:p>
      <text:p text:style-name="P6"/>
      <text:p text:style-name="P6">L'application de ces règles permet d'établir des équations dont les inconnues sont des types. Le type recherché et la solution du système d'équations :</text:p>
      <text:p text:style-name="P6">let abs = if (x&gt;=0) then x else -x ;;</text:p>
      <text:p text:style-name="P6"/>
      <text:p text:style-name="P6">let abs = function x → if x&gt;=0 then x else -x</text:p>
      <text:p text:style-name="P6">abs :t <text:s text:c="3"/>function x → if x&gt;=0 then x else -x:t [let]</text:p>
      <text:p text:style-name="P6"><text:tab/>x=t1<text:tab/>if x&gt;=0 then x else -x:t2 <text:s/>[fun]</text:p>
      <text:p text:style-name="P6"><text:tab/><text:tab/>x&gt;=0:bool x:t2 -x:t2 [cond]<text:tab/>t1=2</text:p>
      <text:p text:style-name="P6"><text:tab/><text:tab/>x : t3 0:t3 [opérateur &gt;=]<text:tab/>t1=t3</text:p>
      <text:p text:style-name="P6"><text:tab/><text:tab/>0:int [axiom]<text:tab/><text:tab/><text:tab/>t3=int</text:p>
      <text:p text:style-name="P6"><text:tab/><text:tab/>x:int [op -]<text:tab/><text:tab/><text:tab/>t2=int t1=int</text:p>
      <text:p text:style-name="P6"/>
      <text:p text:style-name="P6">=&gt; t=int → int.</text:p>
      <text:p text:style-name="P6"/>
      <text:p text:style-name="P6">Lorsqu'on fait une définition avec un type polymorphe, le type inconnu est remplacé par une variable de type 'a selon une règle particulière dit de <text:span text:style-name="T1">généralisation du type.</text:span></text:p>
      <text:p text:style-name="P6">Lorsque la fonction sera appliquée(en dehors de sa définition), la variable de type 'a est à nouveau remplacée par une inconnu selon une règle duale dite d'<text:span text:style-name="T1">instanciation du type</text:span>.</text:p>
      <text:p text:style-name="P6"/>
      <text:p text:style-name="P6">Algorithme d'inférence(construction du système d'équations) :</text:p>
      <text:p text:style-name="P6">voir algorithme de Milner(1975) basé sur l'algorithme d'unification de Robinson(1968) pour résoudre le système d'équation entre type.</text:p>
      <text:p text:style-name="P6"><text:soft-page-break/></text:p>
      <text:p text:style-name="P6">NB : par souci de clarté, on ne considère içi que le typage d'une seule définition de fonction et un sous ensemble de la syntaxe d'OCAML(pas de type structuré, ni tuple).</text:p>
      <text:p text:style-name="P6"/>
      <text:p text:style-name="P6"/>
      <text:p text:style-name="P6"/>
      <text:p text:style-name="P6">L'algorithme utilise 3 ensembles : </text:p>
      <text:p text:style-name="P6">H l'ensemble des hypothèses. Ses élément sont de la forme x:t ou x est une variable et t une expression de type.</text:p>
      <text:p text:style-name="P6">E l'ensemble des équations : Ses éléments sont de la forme t1=t2 ou t1 et t2 sont des expression de type.</text:p>
      <text:p text:style-name="P6">T l'ensemble des expression à typer. Ses éléments sont de la forme E : t ou E est une expression ocaml et t une expression de type.</text:p>
      <text:p text:style-name="P6"/>
      <text:p text:style-name="P6">Initialement :</text:p>
      <text:p text:style-name="P6">H = {id : 'a → 'a, …}</text:p>
      <text:p text:style-name="P6">E={}</text:p>
      <text:p text:style-name="P6">T={E:t}</text:p>
      <text:p text:style-name="P6"/>
      <text:p text:style-name="P6">Tant que l'ensemble T est non vide, extraire un élément E:t de T, si l'expression E est :</text:p>
      <text:p text:style-name="P6">-function x → B <text:s/>alors ajouter x:tx à H où tx est une nouvelle inconnue</text:p>
      <text:p text:style-name="P6"><text:tab/><text:tab/><text:tab/>ajouter B:tb à T ou tb est une nouvelle inconnue</text:p>
      <text:p text:style-name="P6"><text:tab/><text:tab/><text:tab/>ajouter t=tx → tb à E</text:p>
      <text:p text:style-name="P6">--E1 E2 <text:s/>alors ajouter E1:t2 → t à T</text:p>
      <text:p text:style-name="P6"><text:tab/><text:tab/>ajouter E2:t2 à T où t2 est une nouvelle inconnue</text:p>
      <text:p text:style-name="P6">-if C then E1 else E2 <text:s/>alors <text:s text:c="3"/>ajouter C:bool à T</text:p>
      <text:p text:style-name="P6"><text:tab/><text:tab/><text:tab/><text:tab/>ajouter E1:t à T</text:p>
      <text:p text:style-name="P6"><text:tab/><text:tab/><text:tab/><text:tab/>ajouter E2:t à T</text:p>
      <text:p text:style-name="P6">-E1 + E2 <text:s/>(cas opérateurs binaires)</text:p>
      <text:p text:style-name="P6"><text:tab/>ajouter E1:int à T</text:p>
      <text:p text:style-name="P6"><text:tab/>ajouter E2:int à T</text:p>
      <text:p text:style-name="P6"><text:tab/>ajouter l'équation t=int à E</text:p>
      <text:p text:style-name="P6"/>
      <text:p text:style-name="P6">- -E1 (opérateur unaire)</text:p>
      <text:p text:style-name="P6"><text:tab/>ajouter E1:int à T</text:p>
      <text:p text:style-name="P6"><text:tab/>ajouter l'équation t=int à E</text:p>
      <text:p text:style-name="P6">-ø (cas constant)</text:p>
      <text:p text:style-name="P6"><text:tab/>ajouter l'équation t=int à E</text:p>
      <text:p text:style-name="P6"/>
      <text:p text:style-name="P6">-x, une variable</text:p>
      <text:p text:style-name="P6">alors soit tx, le tyoe tel que x:tx appartient à H</text:p>
      <text:p text:style-name="P6">soit tx', obtenu à partir de tx en remplaçant les variables de type par de nouvelles inconnues.</text:p>
      <text:p text:style-name="P6">Ajouter l'équation t=tx' à E.</text:p>
      <text:p text:style-name="P6"/>
      <text:p text:style-name="P6"/>
      <text:p text:style-name="P8">IV)Schémas de programmes</text:p>
      <text:p text:style-name="P6"/>
      <text:p text:style-name="P6"><text:s/>Les programmes fonctionnels font souvent appel au même schémas.</text:p>
      <text:p text:style-name="P6">Exemple ; la somme, le produit ou la concaténation des éléments d'une liste emboitent tous le même schéma de programmes :</text:p>
      <text:p text:style-name="P6">let rec fonction l = match l with</text:p>
      <text:p text:style-name="P6"><text:tab/><text:tab/>[] → élément neutre</text:p>
      <text:p text:style-name="P6"><text:soft-page-break/><text:tab/><text:tab/>|t::r → opérateurs_binaire t (f r) ;;</text:p>
      <text:p text:style-name="P6"/>
      <text:p text:style-name="P6">On peut définir une fonctionnelle qui complémente ce schema, il suffit d'abstraire l'élément neutre et l'opérateur binaire.</text:p>
      <text:p text:style-name="P6"/>
      <text:p text:style-name="P6"/>
      <text:p text:style-name="P6">Let rec reduce e op l = match l with</text:p>
      <text:p text:style-name="P6">[] → e</text:p>
      <text:p text:style-name="P6">|t::r → op t (reduce e op r) ;;</text:p>
      <text:p text:style-name="P6"/>
      <text:p text:style-name="P6">Ce schéma est appelé <text:span text:style-name="T1">accumulation</text:span> ou <text:span text:style-name="T1">réduction</text:span>.</text:p>
      <text:p text:style-name="P6"/>
      <text:p text:style-name="P6">NB:En OCAML, la plupart de ces schema sont prédéfinis List.fold_right et List.fold_left selon que l'on fait la récursion avec le membre de droite, ou de gauche de (op).</text:p>
      <text:p text:style-name="P6">Lorsque l'opérateur (op) est associatif, l'un ou l'autre de ces deux schéma donne le même résultat.</text:p>
      <text:p text:style-name="P6"/>
      <text:p text:style-name="P6"/>
      <text:p text:style-name="P6">Un autre schéma classique en l'application d'une même fonction à tout les éléments d'une liste. Ce schéma est map :</text:p>
      <text:p text:style-name="P6">map f [e1;e2;e3 ; ...en ] = [f e1;f e2 …. f en]</text:p>
      <text:p text:style-name="P6"/>
      <text:p text:style-name="P6">NB:-le schéma map est prédéfinies List.map</text:p>
      <text:p text:style-name="P6">-Ce schéma est généralisable à tout les types conteneurs:list et arbres....(on parle de <text:span text:style-name="T1">fonction polytypique</text:span>).</text:p>
      <text:p text:style-name="P6"/>
      <text:p text:style-name="P6">Ex : let rec map f a= match a with</text:p>
      <text:p text:style-name="P6"><text:tab/>Feuille x -&gt;Feuille (f x)</text:p>
      <text:p text:style-name="P6"><text:tab/>|Branche (g,d)-&gt;Branche (map f g,map f d) ;;</text:p>
      <text:p text:style-name="P6"/>
      <text:p text:style-name="P9">Schéma de récursivité terminale(plus de performances) :</text:p>
      <text:p text:style-name="P6"/>
      <text:p text:style-name="P6">L'usage de récursivité simplifie les écritures, mais a un coût en terme de performances. Il existe cependant une forme de récursivité qui se traduit par une exécution itérative ne pénalisant pas les performances. Cette forme de récursivité est reconnaissable lorsque le résultat d'un appel récursif n'est suivi d'aucune autre opération. On parle de récursivité terminale.</text:p>
      <text:p text:style-name="P6">Ex :</text:p>
      <text:p text:style-name="P6">-factorielle</text:p>
      <text:p text:style-name="P6">une version naïve :</text:p>
      <text:p text:style-name="P6">let rec fac n = if n=0 then 1 else n*(fac n-1) ;;</text:p>
      <text:p text:style-name="P6">une version efficace :</text:p>
      <text:p text:style-name="P6">let fac2 n = let rec aux f n=if n=0 then f else aux (n*f) (n-1) in aux 1 n ;;</text:p>
      <text:p text:style-name="P6"/>
      <text:p text:style-name="P6">Cette version efficace se traduit en code intermédiaire :</text:p>
      <text:p text:style-name="P6">F=1</text:p>
      <text:p text:style-name="P6">N=...</text:p>
      <text:p text:style-name="P6">(B)if N=0 goto(A)</text:p>
      <text:p text:style-name="P6">F=N*F</text:p>
      <text:p text:style-name="P6">N=N-1</text:p>
      <text:p text:style-name="P6">goto(B)</text:p>
      <text:p text:style-name="P6">(A)</text:p>
      <text:p text:style-name="P6"/>
      <text:p text:style-name="P6">-Fibonacci</text:p>
      <text:p text:style-name="P6"><text:soft-page-break/>version naïve :</text:p>
      <text:p text:style-name="P6">let rec fib n =</text:p>
      <text:p text:style-name="P6"><text:tab/>if n=0 then 0</text:p>
      <text:p text:style-name="P6"><text:tab/>else if (n=1) then 1</text:p>
      <text:p text:style-name="P6"><text:tab/>else fib (n-1) + fib (n-2) ;;</text:p>
      <text:p text:style-name="P6"/>
      <text:p text:style-name="P6">version plus efficace :</text:p>
      <text:p text:style-name="P6">let fib2 n = let rec aux f0 f1 n=</text:p>
      <text:p text:style-name="P6"><text:tab/>if n=0 then f0</text:p>
      <text:p text:style-name="P6"><text:tab/>else if n=1 then f1</text:p>
      <text:p text:style-name="P6"><text:tab/>else aux f1 (f0 + f1) (n-1) in</text:p>
      <text:p text:style-name="P6"><text:tab/>aux 0 1 n ;;</text:p>
      <text:p text:style-name="P6"/>
      <text:p text:style-name="P6"/>
      <text:p text:style-name="P9">V)Lambda-calcul</text:p>
      <text:p text:style-name="P11">λ-caclul</text:p>
      <text:p text:style-name="P11"/>
      <text:p text:style-name="P11">Le lambda-calcul est un petit langage imaginé par le mathématicien Church en 1932 et utilisé pour faire la jonction entre un langage fonctionnel de haut niveau (comme OCAML) et son implémentation bas niveau.</text:p>
      <text:p text:style-name="P11">Son grand intérêt est qu”il est très expressif:suffisament puissant pour exprimer tous les programmes fonctionnels et toutes les fonctions calculables!</text:p>
      <text:p text:style-name="P11"/>
      <text:p text:style-name="P11">Ainsi si nous savons comment implémenter le λ-calcul, nous savons comment implémenter n'importe quel langage fonctionnelle, il suffit de le traduire en λ-calcul.</text:p>
      <text:p text:style-name="P11"/>
      <text:p text:style-name="P11">Syntaxe:</text:p>
      <text:p text:style-name="P11">Les expressions du λ-calcul sont concues pour noter <text:s/>des fonctions anonymes et appelées λ-expression. Une λ-expression est :</text:p>
      <text:p text:style-name="P11">-soit une constante, ex: pi, 4, + ...</text:p>
      <text:p text:style-name="P11">-soit une variable</text:p>
      <text:p text:style-name="P11">-soit une abstraction de la forme λx.E ou x est une variable et E une λ-expression</text:p>
      <text:p text:style-name="P11">-soit une application de la forme E1 E2 ou E1 et E2 sont des λ-expressions.</text:p>
      <text:p text:style-name="P11">-soit (E) où E est une λ-expression</text:p>
      <text:p text:style-name="P11"/>
      <text:p text:style-name="P11">Signification de l'abstraction :</text:p>
      <text:p text:style-name="P11">l'expression λx.E peut être vue commela fonction anonyme qui à tout x associe E(et noté function x -&gt; E en ocaml). La variable x peut être considérée comme un paramètre formel et E est parfois appelé corps de l'abstrction (comme définition de fonction ou de procédure).</text:p>
      <text:p text:style-name="P11"/>
      <text:p text:style-name="P11">NB: Le corps de l'abstraction peut être n'importe quelle λ-expression.</text:p>
      <text:p text:style-name="P11">En particulier, ce peut être une autre abstraction.</text:p>
      <text:p text:style-name="P6"/>
      <text:p text:style-name="P6">Signification de l'application :</text:p>
      <text:p text:style-name="P6">Dans E1 E2, l'expression E1 peut être considérée comme une fonction que l'on applique à E2, considéré comme un argument.</text:p>
      <text:p text:style-name="P6"/>
      <text:p text:style-name="P6">NB:C'est exactement la même notation qu'en OCAML (juxtaposition à droite) et les mêmes contrainte de parenthèsages (ex E1 E2 E3 = (E1 E2) E3 ). Habituellement, les opérateurs prédéfinies sont préfixées comme en LISP (ex (* (+ 1 2) 3) ).</text:p>
      <text:p text:style-name="P6"/>
      <text:p text:style-name="P6"/>
      <text:p text:style-name="P3"><text:soft-page-break/><text:span text:style-name="T4">Réduction des </text:span><text:span text:style-name="T5">λ-expressions:</text:span></text:p>
      <text:p text:style-name="P10">considérons la λ-expression λx(* 2 x) PI</text:p>
      <text:p text:style-name="P10">Elle s'interprete comme l'application de la fonction qui à tout x associe 2x à PI.</text:p>
      <text:p text:style-name="P10">Ce qui résulte en (2 * PI) qui s'écrit (* 2 PI) en λ-calcul.</text:p>
      <text:p text:style-name="P10">De façon plus concise, on dit que λx.(* 2 x) PI se réduit en (* 2 PI) et on note λx.(x 2 x)PI-&gt;(* 2 PI) </text:p>
      <text:p text:style-name="P6"/>
      <text:p text:style-name="P3"><text:span text:style-name="T4">On vient de décrire une première règles de réduction appelé </text:span><text:span text:style-name="T6">β</text:span><text:span text:style-name="T10">-conversion qui consiste à transformer <text:s/>une </text:span><text:span text:style-name="T8">λ</text:span><text:span text:style-name="T9">-expression de la forme λx. M N en la λ-expression M dans laquelle on a substitué la variable x par N.</text:span></text:p>
      <text:p text:style-name="P12">Notation:</text:p>
      <text:p text:style-name="P12"/>
      <text:p text:style-name="P10"><text:span text:style-name="T10">λ</text:span><text:span text:style-name="T10">x. M N -</text:span><text:span text:style-name="T6">β</text:span><text:span text:style-name="T10">-&gt; M[x:=N]</text:span></text:p>
      <text:p text:style-name="P12"/>
      <text:p text:style-name="P10"><text:span text:style-name="T10">Cette règle ainsi que les autres règles de réduction ( la apha, theta, et </text:span><text:span text:style-name="T6">δ</text:span><text:span text:style-name="T10">- conversion) modélisent le déroulement de l'éxecution d'un programme fonctonnel.</text:span></text:p>
      <text:p text:style-name="P12"/>
      <text:p text:style-name="P12">Exemple:</text:p>
      <text:p text:style-name="P12">Function x -&gt; (function y -&gt; x+y) 1 2</text:p>
      <text:p text:style-name="P12">λxy(+ x y) 1 2</text:p>
      <text:p text:style-name="P12">beta : λy(+ 1 y)</text:p>
      <text:p text:style-name="P12">beta (+ 1 2)</text:p>
      <text:p text:style-name="P14">δ: 3</text:p>
      <text:p text:style-name="P6"/>
      <text:p text:style-name="P6">La delta-conversion (<text:span text:style-name="T7">δ) modélise les équations impliquant les opérateurs prédéfinies et les constantes.</text:span></text:p>
      <text:p text:style-name="P14">(* (+ 1 2) 3)</text:p>
      <text:p text:style-name="P14">δ: (* 3 3)</text:p>
      <text:p text:style-name="P14">δ: 9</text:p>
      <text:p text:style-name="P14"/>
      <text:p text:style-name="P14">Problème de capture de variable:</text:p>
      <text:p text:style-name="P6"><text:span text:style-name="T7">Exemple: considérerons la </text:span><text:span text:style-name="T8">λ-expression λfa(f a) a x</text:span></text:p>
      <text:p text:style-name="P12">D'après les interpretations, elle devrait se réduite en a x</text:p>
      <text:p text:style-name="P12">Or si on applique la beta-conversion, on obient x x</text:p>
      <text:p text:style-name="P12">Le résultat est incorect.</text:p>
      <text:p text:style-name="P12"/>
      <text:p text:style-name="P12">Explication: la variable a a été capturée dans le corps de l'abstraction: la variable a de l'argument a été confondu avec la variable du corps de l'abstraction.</text:p>
      <text:p text:style-name="P12"/>
      <text:p text:style-name="P12">En conséquence il faut ajouter une condition à l'application de la beta-conversion. Ce condition repose sur la distinction entre les 2 occurences de la variables a. L'une de ces occurences est lié, l'autre libre.</text:p>
      <text:p text:style-name="P12"/>
      <text:p text:style-name="P13">Variables libres et variables liées</text:p>
      <text:p text:style-name="P12"/>
      <text:p text:style-name="P12">Une occurence d'une variable x est liée dans une λ-expression M <text:s/>si elle apparait dans M dans une sous expression de la forme λx. E.</text:p>
      <text:p text:style-name="P12">Une occurence d'une variable x est libre dans une λ-expression M si elle n'est pas liée dans M.</text:p>
      <text:p text:style-name="P12"/>
      <text:p text:style-name="P12">Nous pouvons maintenant caractériser le cas où survientle problème de capture de variable dans la réduction λx M N.</text:p>
      <text:p text:style-name="P12">Le problème survient lorsqu'il existe une variable y libre dans N et liée dans M. On ne peut pas appliquer directement la beta-conversion dans le cas.</text:p>
      <text:p text:style-name="P12"><text:soft-page-break/>Nous sommes également en mesure de donner la signification précise de la notation M[x:=N]:cette notation signifie le resultat de la substitution de toutes les occurences libres de x dans M par N.</text:p>
      <text:p text:style-name="P12"/>
      <text:p text:style-name="P12">On utilise alors le renommage de variables liées pour éviter les capture de variables, c'est l'apha-contraction.</text:p>
      <text:p text:style-name="P12"/>
      <text:p text:style-name="P6"><text:span text:style-name="T8">Enfin la </text:span><text:span text:style-name="T7">η</text:span><text:span text:style-name="T8">-conversion est la plus rarement employé.</text:span></text:p>
      <text:p text:style-name="P12">Elle consiste à remplacer une λ-expression de la forme λx.(F x) par F s'il n'y a pas d'occurence libre de x dans F.</text:p>
      <text:p text:style-name="P12">En effet dans ce cas, les λ-exression F et λx.(F x) ont la même signification, c'est à dire la fonction qui à tout x associe F(x).</text:p>
      <text:p text:style-name="P12"/>
      <text:p text:style-name="P12">Résumé:</text:p>
      <text:p text:style-name="P12"/>
      <text:p text:style-name="P12">λx.M N -beta-&gt; M[x:=N] si il n'existe pas x libre dans M et liée dans N</text:p>
      <text:p text:style-name="P12"/>
      <text:p text:style-name="P12">λx.M -alpha-&gt; λy.M[x:=y] ou y est une nouvelle variable</text:p>
      <text:p text:style-name="P12"/>
      <text:p text:style-name="P12">λx.(F x) -n-&gt; F si il n'existe pas x libre dans F</text:p>
      <text:p text:style-name="P12"/>
      <text:p text:style-name="P12">(op c1 c2 c3 ... cn) -delta-&gt; c où c est le résultat de l'applications de l'opérateur op à c1 c2....</text:p>
      <text:p text:style-name="P12"/>
      <text:p text:style-name="P12"/>
      <text:p text:style-name="P13">Réduction généralisé:</text:p>
      <text:p text:style-name="P12"/>
      <text:p text:style-name="P12">Etant donnée une λ-expression, il peut exister plusieurs sous-expression que l'on peut choisir de réduire par beta-conversion.</text:p>
      <text:p text:style-name="P12">Une sous-expression que l'on peut choisir de réduire par beta-conversion est appelée rédex. On peut indiquer l'endroit dans une <text:s/>λ-expression où x trouve un redex en notant le symbole ^ au dessus de l'application.</text:p>
      <text:p text:style-name="P12"/>
      <text:p text:style-name="P12">λz.( λy. λx.(+ x y) <text:s/>4 2) 3</text:p>
      <text:p text:style-name="P12"><text:tab/><text:tab/> <text:s text:c="4"/>^</text:p>
      <text:p text:style-name="P12">ici on fera la beta-conversion de <text:s/>λy. λx.(+ x y) <text:s/>4</text:p>
      <text:p text:style-name="P12"/>
      <text:p text:style-name="P12">Résulat théorique de Church-Rosser :</text:p>
      <text:p text:style-name="P12">Si 2 réduction distinctes d'une même λ-expression aboutissent à des λ-expression que l'on ne peux plus réduire (autrement que par alpha-conversion), alors <text:s/>ces deux λ-expressions sont identiques à renommage près.</text:p>
      <text:p text:style-name="P12">En conséquence, lorsqu'une λ-expression ne peut pas être réduite (autrement que par alpha-conversion) on dit qu'elle est en forme normale.</text:p>
      <text:p text:style-name="P12"/>
      <text:p text:style-name="P12">Le choix du redex importe car certain redex peuvent former une boucle infini, alors que d'autre permette de finir.</text:p>
      <text:p text:style-name="P12">Il existe des λ-expression pour lesquelles aucune réduction ne termine(pas de forme normal).</text:p>
      <text:p text:style-name="P12"/>
      <text:p text:style-name="P12">Ordre de réduction :</text:p>
      <text:p text:style-name="P12">C'est ainsi que l'on nomme les différentes stratégies de choix du redex.</text:p>
      <text:p text:style-name="P12">-l'ordre normal de réduction (NOR) : prendre toujours le redex le plus à l'extérieur(et le plus à gauche pour des redex au même niveau de parenthèsage).</text:p>
      <text:p text:style-name="P12">-l'ordre applicatif de réduction(AOR) qui consiste à prendre toujours le redex le plus à l'intérieur(et le plus à droite pour des redex au même niveau de parenthèsage).</text:p>
      <text:p text:style-name="P12"><text:soft-page-break/>Ordre applicatif de réduction (AOR) ou évalutation affairée est la stratégie employé dans les langages LISP et les dérivées de ML.</text:p>
      <text:p text:style-name="P12"/>
      <text:p text:style-name="P12">En général, cette stratégie trouve la forme normal en moins d'étapes de NOR.Elle est donc plus efficace, mais avc cette stratégie, l'existence de la forme normal ne garantit pas la terminaison.</text:p>
      <text:p text:style-name="P12"/>
      <text:p text:style-name="P12">Ordre normal de réduction (NOR) ou l'évalution paresseuse, est la stratégie emplyée dans des langages fonctionnels purs comme HASKELL ou MIRANDA : elle mène à coup sûr à la forme normal lorsqu'elle existe (résultat théorique de Curry).</text:p>
      <text:p text:style-name="P12"/>
      <text:p text:style-name="P13">VI)Traduction d'un langage fonctionnel en lambda-calcul</text:p>
      <text:p text:style-name="P12"/>
      <text:p text:style-name="P12">Nous mesurons ici l'expressivité du λ-calcul par le biais de la traduction d'un langage fonctionnel de haut niveau, le langage ocaml, en λ-calcul.</text:p>
      <text:p text:style-name="P12"/>
      <text:p text:style-name="P12">Expression non fonctionnelle :</text:p>
      <text:p text:style-name="P12">-Les opérateurs prédéfinies sont simplement préfixés.</text:p>
      <text:p text:style-name="P12">Exemple : 2+3 va se traduire (+ 2 3) en λ-calcul.</text:p>
      <text:p text:style-name="P12">-la conditionnelle peut être considérée comme un opérateur prédéfini:</text:p>
      <text:p text:style-name="P12">if c then c1 else c2 se traduit par (COND C C1 C2)</text:p>
      <text:p text:style-name="P12"/>
      <text:p text:style-name="P12">NB: Il est aussi possible de modéliser les entiers, l'addiction, la multiplication ect....</text:p>
      <text:p text:style-name="P12">(cf entier de Church) ainsi que les booléens et la conditionnelle par des λ-expressions sans constante, mais l'intérêt est surtout théoriques.</text:p>
      <text:p text:style-name="P12"/>
      <text:p text:style-name="P12">Expressions fonctionnelle:</text:p>
      <text:p text:style-name="P12">function x-&gt;B : λx.B</text:p>
      <text:p text:style-name="P12">E1 E2 : E1 E2</text:p>
      <text:p text:style-name="P12">let x = E in B : λx.B E</text:p>
      <text:p text:style-name="P12"/>
      <text:p text:style-name="P12">Définition de fonction:</text:p>
      <text:p text:style-name="P12">On peut ecrire une définition de la forme let f x = E;; sous la forme let f = function x -&gt; E;;</text:p>
      <text:p text:style-name="P12">pour se ramener toujours à des définitions où il n'y a qu'une variable à gauche du symbole.</text:p>
      <text:p text:style-name="P12">Un programme de la forme:</text:p>
      <text:p text:style-name="P12">let f1 = E1</text:p>
      <text:p text:style-name="P12">let f2 = E2</text:p>
      <text:p text:style-name="P12">...</text:p>
      <text:p text:style-name="P12">let fn = En</text:p>
      <text:p text:style-name="P12">E;;</text:p>
      <text:p text:style-name="P12">ou E est une expression à évaluer (qui utilisera les fonctions f1,f2...</text:p>
      <text:p text:style-name="P12">(...((λf1.λf2.....λfn. E E1) E2) ... En)</text:p>
      <text:p text:style-name="P12">où on utilise l'application pour lier et remplacer chaque nom de fonction fi par sa définition Ei.</text:p>
      <text:p text:style-name="P12">Exemple :</text:p>
      <text:p text:style-name="P12">let average a b = (a+b)/2</text:p>
      <text:p text:style-name="P12">(E= )average 2 (2*5)</text:p>
      <text:p text:style-name="P12">λaverage.(average 2 (* 3 5)) <text:s text:c="2"/>λa.λb.(/ <text:s/>(+a b) 2 )</text:p>
      <text:p text:style-name="P12"><text:tab/><text:tab/><text:tab/> <text:s text:c="9"/>^</text:p>
      <text:p text:style-name="P12">λa.λb(/ (+ a b) 2) 2 (* 3 5)</text:p>
      <text:p text:style-name="P12">...</text:p>
      <text:p text:style-name="P12">8.</text:p>
      <text:p text:style-name="P12"/>
      <text:p text:style-name="P12">Récursivité:</text:p>
      <text:p text:style-name="P12"><text:soft-page-break/>Considérons par exemple la définission récursives suivante:</text:p>
      <text:p text:style-name="P12">let rec fac n = if n=0 then 1 else n * (fac (n-1));;</text:p>
      <text:p text:style-name="P12">Nous ne pouvons simplement la traduire par :</text:p>
      <text:p text:style-name="P12">fac = λn.(COND (= n 0) 1 (* n (fac (- n 1))))</text:p>
      <text:p text:style-name="P12">car les λ-expressions sont anonymes : elles ne peuvent pas se référencer elles mêmes.</text:p>
      <text:p text:style-name="P12">Mais nous pouvons ecrire cette équation sous une forme où la récursivité s'exprime simplement</text:p>
      <text:p text:style-name="P12">fac = H fac</text:p>
      <text:p text:style-name="P12">H =λf.λn.(COND (= n 0) 1 (* n (f (- n 1))))</text:p>
      <text:p text:style-name="P12">Cette équation dit que fac est le résultat de H appliquée à fac. Elle met en évidence que fac est un point fixe de H.</text:p>
      <text:p text:style-name="P12">La solution est donc un point fixe de H.</text:p>
      <text:p text:style-name="P12">Soit Y une λ-expression qui prend une fonction en argument et qui retourne un point fixe de cette fonction.</text:p>
      <text:p text:style-name="P12">On a Y f ⁼ f (Y f)</text:p>
      <text:p text:style-name="P12">un telle λ-expression est appelée <text:span text:style-name="T11">combinateur de point fixe</text:span></text:p>
      <text:p text:style-name="P12">Alors notre problème est résolu. Notre définition récursive se traduit par Y H ou Y λf.λn.(COND (= n 0) 1 (* n (f (- n 1)))).</text:p>
      <text:p text:style-name="P12"/>
      <text:p text:style-name="P12">Tester avec factorielle 2 ou 3.</text:p>
      <text:p text:style-name="P12"/>
      <text:p text:style-name="P12">Reste à définir le combinateur de point fixe Y. Par définition, il doit vérifier Y H=H ( Y H )</text:p>
      <text:p text:style-name="P12"/>
      <text:p text:style-name="P12">On peut utiliser le combinateur de Turing:</text:p>
      <text:p text:style-name="P12">Y=λx.λy.(y (x x y)) λx.λyy (x x y))</text:p>
      <text:p text:style-name="P12">qui vérifie YH -&gt; H (Y H)</text:p>
      <text:p text:style-name="P12"/>
      <text:p text:style-name="P12">Ou bien on considère un combinateur de commeun operateur prédéfini ce qui est fait dans la plupart des implémentations de langages fonctionnels.</text:p>
      <text:p text:style-name="P12"/>
      <text:p text:style-name="P13">Types Structurés et filtrage</text:p>
      <text:p text:style-name="P12"/>
      <text:p text:style-name="P12">Nous pouvons modéliser un constructeur d'arité r (r&gt;0) par la λ-expression:</text:p>
      <text:p text:style-name="P12">λx1.λx2....λxr.λt.( t c λt.(t x1 x2 ... xr))</text:p>
      <text:p text:style-name="P12">où c est le nom du constructeur considéré comme une constante.</text:p>
      <text:p text:style-name="P12"/>
      <text:p text:style-name="P12">Exemple pour le constructeur Cons de liste:</text:p>
      <text:p text:style-name="P12">Cons(x,l) x traduit par : CONS x l</text:p>
      <text:p text:style-name="P12">CONS = λx.xl.xt.(t Cons λt.(t x l))</text:p>
      <text:p text:style-name="P12"/>
      <text:p text:style-name="P12"/>
      <text:p text:style-name="P12">Ce modèle permet de définir les fonctions d'extraction du nom du constructeur et de chacun des champs d'une valeur du type structurée.</text:p>
      <text:p text:style-name="P12"/>
      <text:p text:style-name="P12">Fonction d'extraction du nom du constructeur:</text:p>
      <text:p text:style-name="P12">NAME =λt.(t λx.λ x)</text:p>
      <text:p text:style-name="P12">Fonction d'extraction du ième champ (parmi r):</text:p>
      <text:p text:style-name="P12">FIELDi=λt.(t λx.λyλy λx1,λx2....λxr. xi)</text:p>
      <text:p text:style-name="P12"/>
      <text:p text:style-name="P12">FILED1=λt.(t λx.λy.y λx.λl.x) ou l=λx2</text:p>
      <text:p text:style-name="P12">FILED2=λt.(t λx.λy.y λx.λl.l)</text:p>
      <text:p text:style-name="P12"/>
      <text:p text:style-name="P12">Afin de faciliter la traduction du filtrage, nous introduisons la notion d'abstraction filtrante de la <text:soft-page-break/>forme <text:s/>λp.E ou p est un motif.</text:p>
      <text:p text:style-name="P12"/>
      <text:p text:style-name="P12"/>
      <text:p text:style-name="P12"/>
      <text:p text:style-name="P12"/>
      <text:p text:style-name="P12"/>
      <text:p text:style-name="P12">Définition des abstractions filtrantes λp.E:</text:p>
      <text:p text:style-name="P12">-Cas où le motif p est une constante k:</text:p>
      <text:p text:style-name="P12">λk.E=λx(COND (= x k) E FAIL) ou FAIL est une constante qui identifie le résultat en cas d'échec du filtrage</text:p>
      <text:p text:style-name="P12">-Cas général où le motif p est (C x1 x2.....xr)</text:p>
      <text:p text:style-name="P12">λ(C x1 x2 ... xr).E=UNPACK-C λp1.λp2.....λpr.E</text:p>
      <text:p text:style-name="P12">où UNPACK-C est une λ-expression qui modélise une fonction telle que :</text:p>
      <text:p text:style-name="P12">UNPACK-C f (C x1 x2 .... xr) = f x1 x2 ... xr</text:p>
      <text:p text:style-name="P12">UNPACK-C f(C' x1 x2 .... xr) = FAIL si C différent de C'</text:p>
      <text:p text:style-name="P12"/>
      <text:p text:style-name="P12">UNPACK-C peut être définie à partir des λ-expressions NAME et FIELDi</text:p>
      <text:p text:style-name="P12">UNPACK-C=λf.λv.(COND(= (NAME v) c) (f (FIELD1 v) (FIELD2 v) ..(FIELDr v)) FAIL)</text:p>
      <text:p text:style-name="P12"/>
      <text:p text:style-name="P12">match E with</text:p>
      <text:p text:style-name="P12">p1 -&gt; E1</text:p>
      <text:p text:style-name="P12">p2 -&gt;E2</text:p>
      <text:p text:style-name="P12">...</text:p>
      <text:p text:style-name="P12">pn -&gt;En</text:p>
      <text:p text:style-name="P12"/>
      <text:p text:style-name="P12">se traduit par :</text:p>
      <text:p text:style-name="P12">(FATBAR (λp1.E1 E)</text:p>
      <text:p text:style-name="P12"><text:tab/>(FATBAR (λp2.E2 E)</text:p>
      <text:p text:style-name="P12"><text:tab/><text:tab/>....</text:p>
      <text:p text:style-name="P12"><text:tab/><text:tab/><text:tab/>(FATBAR (λxpn.En E) ERROR)</text:p>
      <text:p text:style-name="P12"><text:tab/>)</text:p>
      <text:p text:style-name="P12">)</text:p>
      <text:p text:style-name="P12">ou FATBAR=λa.λb.(COND (= a FAIL) b a)</text:p>
      <text:p text:style-name="P12">ou Error est une constante identifiant le résultat lorsque tous les filtrages ont échoués.</text:p>
      <text:p text:style-name="P12"/>
      <text:p text:style-name="P12">Ex:</text:p>
      <text:p text:style-name="P12">let rec longueur l=match l with</text:p>
      <text:p text:style-name="P12"><text:tab/>Nil-&gt;0</text:p>
      <text:p text:style-name="P12"><text:tab/>|Cons(t,r)-&gt;1 + longueur r</text:p>
      <text:p text:style-name="P12"/>
      <text:p text:style-name="P12">Longueur Nil;;</text:p>
      <text:p text:style-name="P12">se traduit paramètres</text:p>
      <text:p text:style-name="P12">λlongueur.(longueur Nil) (Y λlongueur.λl.(FATBAR (λNil.0 l)</text:p>
      <text:p text:style-name="P12"><text:tab/><text:tab/><text:tab/><text:tab/><text:tab/><text:tab/>(FATBAR(λ(CONS t r).(+ 1 (longueur r)) l) ERROR)))</text:p>
      <text:p text:style-name="P12">où λNil.0=λx.(COND (= x Nil) 0 FAIL)</text:p>
      <text:p text:style-name="P12">λ(CONS t r).(+ 1 (longueur r))=UNPACK-CONS λ.λr(+ 1 (longueur r)) etc....</text:p>
      <text:p text:style-name="P12"/>
      <text:p text:style-name="P12"/>
      <text:p text:style-name="P12">NB:Le type des nuplets peut être considéréé comme un cas particulier de type structuré (avec un seul constructeur)</text:p>
      <text:p text:style-name="P12"/>
      <text:p text:style-name="P12">Nous venons de présenter les idées pour traduire un langage fonctionnel de haut niveau en λ-calcul.</text:p>
      <text:p text:style-name="P12"><text:soft-page-break/></text:p>
      <text:p text:style-name="P12">Il est bien sûr possible d'opérer des optimisations pour minimiser le nombre de redex dans le code obtenu</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ragonkill </meta:initial-creator>
    <meta:creation-date>2011-09-16T08:02:35</meta:creation-date>
    <dc:date>2011-11-04T09:28:32</dc:date>
    <dc:creator>Dragonkill </dc:creator>
    <meta:editing-duration>PT12H23M</meta:editing-duration>
    <meta:editing-cycles>222</meta:editing-cycles>
    <meta:generator>LibreOffice/3.4$Linux LibreOffice_project/340m1$Build-302</meta:generator>
    <meta:document-statistic meta:table-count="0" meta:image-count="0" meta:object-count="0" meta:page-count="18" meta:paragraph-count="553" meta:word-count="5526" meta:character-count="31972" meta:non-whitespace-character-count="26841"/>
  </office:meta>
</office:document-meta>
</file>